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a72e" officeooo:paragraph-rsid="0014a7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,</text:p>
      <text:p text:style-name="P1">Author,</text:p>
      <text:p text:style-name="P1">categeroy,</text:p>
      <text:p text:style-name="P1">show details,</text:p>
      <text:p text:style-name="P1">bookid,</text:p>
      <text:p text:style-name="P1">//extra</text:p>
      <text:p text:style-name="P1"/>
      <text:p text:style-name="P1">publisher,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15:47:48.288275309</meta:creation-date>
    <dc:date>2020-10-31T15:49:36.062267292</dc:date>
    <meta:editing-duration>PT1M48S</meta:editing-duration>
    <meta:editing-cycles>1</meta:editing-cycles>
    <meta:document-statistic meta:table-count="0" meta:image-count="0" meta:object-count="0" meta:page-count="1" meta:paragraph-count="7" meta:word-count="8" meta:character-count="60" meta:non-whitespace-character-count="59"/>
    <meta:generator>LibreOffice/6.0.7.3$Linux_X86_64 LibreOffice_project/00m0$Build-3</meta:generator>
  </office:meta>
</office:document-meta>
</file>